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6cm" style:rel-column-width="7232*"/>
    </style:style>
    <style:style style:name="Tabella2.B" style:family="table-column">
      <style:table-column-properties style:column-width="8.666cm" style:rel-column-width="22096*"/>
    </style:style>
    <style:style style:name="Tabella2.C" style:family="table-column">
      <style:table-column-properties style:column-width="2.506cm" style:rel-column-width="6391*"/>
    </style:style>
    <style:style style:name="Tabella2.D" style:family="table-column">
      <style:table-column-properties style:column-width="2.981cm" style:rel-column-width="7600*"/>
    </style:style>
    <style:style style:name="Tabella2.E" style:family="table-column">
      <style:table-column-properties style:column-width="4.009cm" style:rel-column-width="10223*"/>
    </style:style>
    <style:style style:name="Tabella2.F" style:family="table-column">
      <style:table-column-properties style:column-width="4.704cm" style:rel-column-width="1199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cm" style:rel-column-width="7273*"/>
    </style:style>
    <style:style style:name="Tabella1.B" style:family="table-column">
      <style:table-column-properties style:column-width="8.652cm" style:rel-column-width="22077*"/>
    </style:style>
    <style:style style:name="Tabella1.C" style:family="table-column">
      <style:table-column-properties style:column-width="2.506cm" style:rel-column-width="6395*"/>
    </style:style>
    <style:style style:name="Tabella1.D" style:family="table-column">
      <style:table-column-properties style:column-width="2.981cm" style:rel-column-width="7606*"/>
    </style:style>
    <style:style style:name="Tabella1.E" style:family="table-column">
      <style:table-column-properties style:column-width="4.009cm" style:rel-column-width="10230*"/>
    </style:style>
    <style:style style:name="Tabella1.F" style:family="table-column">
      <style:table-column-properties style:column-width="4.685cm" style:rel-column-width="11954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style:vertical-align="middle" fo:padding="0.097cm" fo:border="0.05pt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6cm" style:rel-column-width="7232*"/>
    </style:style>
    <style:style style:name="Tabella5.B" style:family="table-column">
      <style:table-column-properties style:column-width="8.666cm" style:rel-column-width="22096*"/>
    </style:style>
    <style:style style:name="Tabella5.C" style:family="table-column">
      <style:table-column-properties style:column-width="2.506cm" style:rel-column-width="6391*"/>
    </style:style>
    <style:style style:name="Tabella5.D" style:family="table-column">
      <style:table-column-properties style:column-width="2.981cm" style:rel-column-width="7600*"/>
    </style:style>
    <style:style style:name="Tabella5.E" style:family="table-column">
      <style:table-column-properties style:column-width="4.009cm" style:rel-column-width="10223*"/>
    </style:style>
    <style:style style:name="Tabella5.F" style:family="table-column">
      <style:table-column-properties style:column-width="4.704cm" style:rel-column-width="1199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cm" style:rel-column-width="7273*"/>
    </style:style>
    <style:style style:name="Tabella3.B" style:family="table-column">
      <style:table-column-properties style:column-width="8.652cm" style:rel-column-width="22077*"/>
    </style:style>
    <style:style style:name="Tabella3.C" style:family="table-column">
      <style:table-column-properties style:column-width="2.506cm" style:rel-column-width="6395*"/>
    </style:style>
    <style:style style:name="Tabella3.D" style:family="table-column">
      <style:table-column-properties style:column-width="2.981cm" style:rel-column-width="7606*"/>
    </style:style>
    <style:style style:name="Tabella3.E" style:family="table-column">
      <style:table-column-properties style:column-width="4.009cm" style:rel-column-width="10230*"/>
    </style:style>
    <style:style style:name="Tabella3.F" style:family="table-column">
      <style:table-column-properties style:column-width="4.685cm" style:rel-column-width="11954*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5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6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17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ahoma" fo:font-size="12pt" fo:font-weight="bold" officeooo:paragraph-rsid="00141259" style:font-size-asian="12pt" style:font-weight-asian="bold" style:font-name-complex="Tahoma1" style:font-size-complex="12pt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A PER RIMBORSO SPESE PIE' DI LISTA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20"><text:span text:style-name="T6"><text:placeholder text:placeholder-type="text">&lt;o.company_id.partner_id.name&gt;</text:placeholder></text:span> <text:span text:style-name="T4">autorizza il sig. </text:span><text:span text:style-name="T4"><text:placeholder text:placeholder-type="text">&lt;o.employee_id.name.upper() or ''&gt;</text:placeholder></text:span><text:span text:style-name="T4"> ad usare il proprio automezzo </text:span><text:span text:style-name="T4"><text:placeholder text:placeholder-type="text">&lt;o.employee_id.vehicle or ''&gt;</text:placeholder></text:span> <text:span text:style-name="T4">ed a sostenere le spese necessarie per effettuare i percorsi in calce indicati</text:span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Progetto /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7">Quantità</text:p>
          </table:table-cell>
          <table:table-cell table:style-name="Tabella2.A1" office:value-type="string">
            <text:p text:style-name="P17">Prodotto</text:p>
          </table:table-cell>
          <table:table-cell table:style-name="Tabella2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5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5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5"/>
          </table:table-cell>
          <table:table-cell table:style-name="Tabella4.E1" office:value-type="string">
            <text:p text:style-name="P16">Totale Rimborso Spese</text:p>
          </table:table-cell>
          <table:table-cell table:style-name="Tabella4.F1" office:value-type="string">
            <text:p text:style-name="P16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5"/>
          </table:table-cell>
          <table:table-cell table:style-name="Tabella4.E2" office:value-type="string">
            <text:p text:style-name="P16">Totale Rimborso KM</text:p>
          </table:table-cell>
          <table:table-cell table:style-name="Tabella4.F2" office:value-type="string">
            <text:p text:style-name="P16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5"/>
      <text:p text:style-name="P5"/>
      <text:p text:style-name="P5"/>
      <text:p text:style-name="P7"><text:placeholder text:placeholder-type="text">&lt;o.employee_id.name.upper() or ''&gt;</text:placeholder><text:span text:style-name="T5"> <text:s text:c="36"/></text:span></text:p>
      <text:p text:style-name="P6"><text:soft-page-break/></text:p>
      <text:p text:style-name="P18">DISTINTA USO CARTA DI CREDITO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Progetto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Quantità</text:p>
          </table:table-cell>
          <table:table-cell table:style-name="Tabella5.A1" office:value-type="string">
            <text:p text:style-name="P17">Prodotto</text:p>
          </table:table-cell>
          <table:table-cell table:style-name="Tabella5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5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5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1"/>
      <text:p text:style-name="P7"><text:placeholder text:placeholder-type="text">&lt;o.employee_id.name.upper() or ''&gt;</text:placeholder><text:span text:style-name="T5"> <text:s text:c="3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2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06-05T11:37:13.222712715</dc:date>
    <meta:editing-duration>PT8H20M46S</meta:editing-duration>
    <meta:editing-cycles>43</meta:editing-cycles>
    <meta:generator>LibreOffice/4.4.3.2$Linux_x86 LibreOffice_project/88805f81e9fe61362df02b9941de8e38a9b5fd16</meta:generator>
    <meta:document-statistic meta:table-count="5" meta:image-count="0" meta:object-count="0" meta:page-count="3" meta:paragraph-count="44" meta:word-count="265" meta:character-count="2804" meta:non-whitespace-character-count="2504"/>
  </office:meta>
</office:document-meta>
</file>